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2.036cm" fo:min-width="8.332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641cm" fo:min-width="8.332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641cm" fo:min-width="3.904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641cm" fo:min-width="4.0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 style:parent-style-name="objectwithoutfill">
      <style:graphic-properties draw:stroke="dash" draw:stroke-dash="Dot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color="#000000" draw:fill="none" draw:textarea-vertical-align="middle" draw:auto-grow-height="false" fo:min-height="1.38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svg:stroke-color="#000000" draw:fill="none" draw:textarea-vertical-align="middle" draw:auto-grow-height="false" fo:min-height="1.718cm" fo:min-width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832cm" svg:height="2.286cm" svg:x="0.368cm" svg:y="1.314cm">
          <text:p text:style-name="P1">Message length including </text:p>
          <text:p text:style-name="P1">header lengt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32cm" svg:height="0.891cm" svg:x="0.368cm" svg:y="4.487cm">
          <text:p text:style-name="P1">Command 1 conten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04cm" svg:height="0.891cm" svg:x="0.368cm" svg:y="3.6cm">
          <text:p text:style-name="P1">Length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02cm" svg:height="0.891cm" svg:x="4.702cm" svg:y="3.6cm">
          <text:p text:style-name="P1">Identifier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2.477cm" svg:height="3.095cm" svg:x="-0.121cm" svg:y="0.452cm">
          <draw:text-box>
            <text:p text:style-name="P3">0 <text:s text:c="21"/>7 <text:s text:c="2"/>8 <text:s text:c="19"/>16 bit <text:s text:c="16"/></text:p>
          </draw:text-box>
        </draw:frame>
        <draw:custom-shape draw:style-name="gr2" draw:text-style-name="P2" draw:layer="layout" svg:width="8.832cm" svg:height="0.891cm" svg:x="0.368cm" svg:y="7.086cm">
          <text:p text:style-name="P1">Command n conten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04cm" svg:height="0.891cm" svg:x="0.368cm" svg:y="6.199cm">
          <text:p text:style-name="P1">Length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02cm" svg:height="0.891cm" svg:x="4.702cm" svg:y="6.199cm">
          <text:p text:style-name="P1">Identifie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723cm" svg:y1="5.632cm" svg:x2="4.723cm" svg:y2="6.038cm">
          <text:p/>
        </draw:line>
        <draw:custom-shape draw:style-name="gr7" draw:text-style-name="P6" draw:layer="layout" svg:width="0.245cm" svg:height="1.778cm" svg:x="9.42cm" svg:y="3.6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" draw:text-style-name="P4" draw:layer="layout" svg:width="4.314cm" svg:height="1.673cm" svg:x="9.91cm" svg:y="4.108cm">
          <draw:text-box>
            <text:p text:style-name="P3">Command 1</text:p>
          </draw:text-box>
        </draw:frame>
        <draw:frame draw:style-name="gr8" draw:text-style-name="P4" draw:layer="layout" svg:width="4.314cm" svg:height="1.673cm" svg:x="9.91cm" svg:y="6.809cm">
          <draw:text-box>
            <text:p text:style-name="P3">Command n</text:p>
          </draw:text-box>
        </draw:frame>
        <draw:custom-shape draw:style-name="gr7" draw:text-style-name="P6" draw:layer="layout" svg:width="0.245cm" svg:height="1.778cm" svg:x="9.421cm" svg:y="6.20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9" draw:text-style-name="P6" draw:layer="layout" svg:width="0.245cm" svg:height="2.146cm" svg:x="9.421cm" svg:y="1.40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" draw:text-style-name="P4" draw:layer="layout" svg:width="3.914cm" svg:height="1.673cm" svg:x="9.91cm" svg:y="1.909cm">
          <draw:text-box>
            <text:p text:style-name="P3">Header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3.716cm" fo:page-height="8.38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499cm" svg:x="1cm" svg:y="3.523cm"/>
      <draw:page-thumbnail draw:layer="backgroundobjects" svg:width="8.999cm" svg:height="5.499cm" svg:x="1cm" svg:y="12.099cm"/>
      <draw:page-thumbnail draw:layer="backgroundobjects" svg:width="8.999cm" svg:height="5.499cm" svg:x="1cm" svg:y="20.675cm"/>
      <draw:page-thumbnail draw:layer="backgroundobjects" svg:width="8.999cm" svg:height="5.499cm" svg:x="11cm" svg:y="3.523cm"/>
      <draw:page-thumbnail draw:layer="backgroundobjects" svg:width="8.999cm" svg:height="5.499cm" svg:x="11cm" svg:y="12.099cm"/>
      <draw:page-thumbnail draw:layer="backgroundobjects" svg:width="8.999cm" svg:height="5.499cm" svg:x="11cm" svg:y="20.675cm"/>
    </style:handout-master>
    <style:master-page style:name="Default" style:page-layout-name="PM1" draw:style-name="Mdp1">
      <draw:frame presentation:style-name="Default-title" draw:layer="backgroundobjects" svg:width="27.77cm" svg:height="2.629cm" svg:x="1.542cm" svg:y="0.628cm" presentation:class="title" presentation:placeholder="true">
        <draw:text-box/>
      </draw:frame>
      <draw:frame presentation:style-name="Default-outline1" draw:layer="backgroundobjects" svg:width="27.77cm" svg:height="9.134cm" svg:x="1.542cm" svg:y="3.685cm" presentation:class="outline" presentation:placeholder="true">
        <draw:text-box/>
      </draw:frame>
      <draw:frame presentation:style-name="Mpr1" draw:text-style-name="MP2" draw:layer="backgroundobjects" svg:width="7.189cm" svg:height="1.085cm" svg:x="1.542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781cm" svg:height="1.085cm" svg:x="10.553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7.189cm" svg:height="1.085cm" svg:x="22.124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9T14:54:06.546398711</meta:creation-date>
    <dc:date>2024-01-29T15:05:03.873455526</dc:date>
    <meta:editing-duration>PT10M57S</meta:editing-duration>
    <meta:editing-cycles>2</meta:editing-cycles>
    <meta:generator>LibreOffice/6.4.7.2$Linux_X86_64 LibreOffice_project/40$Build-2</meta:generator>
    <meta:document-statistic meta:object-count="38"/>
  </office:meta>
</office:document-meta>
</file>